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1076a902" officeooo:paragraph-rsid="1076a90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0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5bfc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a51470" style:font-size-asian="10pt" style:font-size-complex="10pt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28fb61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9b5a71"/>
    </style:style>
    <style:style style:name="P55" style:family="paragraph" style:parent-style-name="Standard">
      <style:text-properties officeooo:rsid="0dde9a1c" officeooo:paragraph-rsid="0ddfbc49"/>
    </style:style>
    <style:style style:name="P56" style:family="paragraph" style:parent-style-name="Footnote">
      <style:text-properties officeooo:rsid="043ccc66" officeooo:paragraph-rsid="0dca2508"/>
    </style:style>
    <style:style style:name="P57" style:family="paragraph" style:parent-style-name="Footnote">
      <style:text-properties officeooo:rsid="043ccc66" officeooo:paragraph-rsid="0e5afad8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f5f1cf7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daef67d"/>
    </style:style>
    <style:style style:name="P62" style:family="paragraph" style:parent-style-name="Standard">
      <style:paragraph-properties fo:text-align="center" style:justify-single-word="false"/>
      <style:text-properties officeooo:paragraph-rsid="0db0d4d1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Standard">
      <style:paragraph-properties fo:text-align="center" style:justify-single-word="false"/>
      <style:text-properties officeooo:paragraph-rsid="103fc298"/>
    </style:style>
    <style:style style:name="P68" style:family="paragraph" style:parent-style-name="Standard">
      <style:paragraph-properties fo:text-align="center" style:justify-single-word="false"/>
      <style:text-properties officeooo:paragraph-rsid="10411e41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Footnote">
      <style:text-properties officeooo:paragraph-rsid="0f92b562"/>
    </style:style>
    <style:style style:name="P71" style:family="paragraph" style:parent-style-name="Standard">
      <style:text-properties officeooo:paragraph-rsid="0f9ce6c3"/>
    </style:style>
    <style:style style:name="P72" style:family="paragraph" style:parent-style-name="Standard">
      <style:text-properties officeooo:paragraph-rsid="0f9ee08e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1094783a"/>
    </style:style>
    <style:style style:name="P78" style:family="paragraph" style:parent-style-name="Footnote">
      <loext:graphic-properties draw:fill-hatch-name="hatch"/>
      <style:paragraph-properties style:vertical-align="auto"/>
      <style:text-properties officeooo:paragraph-rsid="10a51470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10a38b71"/>
    </style:style>
    <style:style style:name="P80" style:family="paragraph" style:parent-style-name="Standard">
      <style:text-properties officeooo:paragraph-rsid="1044b2e0"/>
    </style:style>
    <style:style style:name="P81" style:family="paragraph" style:parent-style-name="Standard">
      <style:text-properties officeooo:paragraph-rsid="104d50c8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930cc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fa944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8e2d15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70af7e"/>
    </style:style>
    <style:style style:name="P88" style:family="paragraph" style:parent-style-name="Footnote">
      <style:text-properties officeooo:paragraph-rsid="107b5618"/>
    </style:style>
    <style:style style:name="P89" style:family="paragraph" style:parent-style-name="Standard">
      <style:text-properties officeooo:paragraph-rsid="107ad9ef"/>
    </style:style>
    <style:style style:name="P90" style:family="paragraph" style:parent-style-name="Footnote">
      <style:text-properties officeooo:paragraph-rsid="102c1a0f"/>
    </style:style>
    <style:style style:name="P91" style:family="paragraph" style:parent-style-name="Standard">
      <style:text-properties officeooo:paragraph-rsid="1090da41"/>
    </style:style>
    <style:style style:name="P92" style:family="paragraph" style:parent-style-name="Standard">
      <style:text-properties officeooo:paragraph-rsid="10929fde"/>
    </style:style>
    <style:style style:name="P9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>
      <style:text-properties officeooo:paragraph-rsid="109df1b9"/>
    </style:style>
    <style:style style:name="P96" style:family="paragraph" style:parent-style-name="Footnote">
      <style:text-properties officeooo:paragraph-rsid="10a5bb50"/>
    </style:style>
    <style:style style:name="P9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1">
      <style:paragraph-properties fo:break-before="page"/>
      <style:text-properties officeooo:paragraph-rsid="0b0ddd8e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10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style:text-underline-style="none" officeooo:rsid="00bddfbe" style:font-size-asian="12pt" style:font-size-complex="12pt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style:font-name="Ubuntu1" fo:font-size="11pt" style:font-size-asian="11pt" style:font-size-complex="11pt"/>
    </style:style>
    <style:style style:name="T12" style:family="text">
      <style:text-properties style:font-name="Ubuntu1" fo:font-size="10pt" style:font-size-asian="10pt" style:font-size-complex="10pt"/>
    </style:style>
    <style:style style:name="T13" style:family="text">
      <style:text-properties fo:language="nl" fo:country="NL" style:language-asian="nl" style:country-asian="NL"/>
    </style:style>
    <style:style style:name="T14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6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9e987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a87eaf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af12d8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9f7e2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478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98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fo:font-weight="normal" officeooo:rsid="109e987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5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5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5" style:family="text">
      <style:text-properties fo:color="#000000" loext:opacity="100%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6" style:family="text">
      <style:text-properties fo:color="#000000" loext:opacity="100%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2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6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65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66" style:family="text">
      <style:text-properties fo:color="#000000" loext:opacity="100%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6" style:family="text">
      <style:text-properties fo:color="#000000" loext:opacity="100%" style:font-name="Liberation Sans" fo:font-size="12pt" style:font-size-asian="12pt" style:font-size-complex="12pt"/>
    </style:style>
    <style:style style:name="T19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8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normal" officeooo:rsid="105c8aaa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normal" officeooo:rsid="1067a80d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bold" officeooo:rsid="1072ae56" style:font-size-asian="12pt" style:font-weight-asian="bold" style:font-size-complex="12pt" style:font-weight-complex="bold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2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2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3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3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46" style:family="text">
      <style:text-properties style:use-window-font-color="true" loext:opacity="0%" fo:language="nl" fo:country="NL" officeooo:rsid="0e031d57" style:font-size-asian="12pt" style:language-asian="nl" style:country-asian="NL" style:font-size-complex="12pt"/>
    </style:style>
    <style:style style:name="T247" style:family="text">
      <style:text-properties style:use-window-font-color="true" loext:opacity="0%" fo:language="nl" fo:country="NL" officeooo:rsid="0e050851" style:font-size-asian="12pt" style:language-asian="nl" style:country-asian="NL" style:font-size-complex="12pt" style:language-complex="nl" style:country-complex="NL"/>
    </style:style>
    <style:style style:name="T248" style:family="text">
      <style:text-properties style:use-window-font-color="true" loext:opacity="0%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49" style:family="text">
      <style:text-properties officeooo:rsid="04473353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officeooo:rsid="0aace3cd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1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2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officeooo:rsid="0f8f58bd"/>
    </style:style>
    <style:style style:name="T279" style:family="text">
      <style:text-properties officeooo:rsid="0f95a7a0"/>
    </style:style>
    <style:style style:name="T280" style:family="text">
      <style:text-properties style:text-underline-style="none"/>
    </style:style>
    <style:style style:name="T281" style:family="text">
      <style:text-properties style:text-underline-style="none" officeooo:rsid="10968bf5"/>
    </style:style>
    <style:style style:name="T282" style:family="text">
      <style:text-properties officeooo:rsid="105c8aaa"/>
    </style:style>
    <style:style style:name="T283" style:family="text">
      <style:text-properties officeooo:rsid="107e8e04"/>
    </style:style>
    <style:style style:name="T284" style:family="text">
      <style:text-properties officeooo:rsid="1083fa7a"/>
    </style:style>
    <style:style style:name="T285" style:family="text">
      <style:text-properties officeooo:rsid="10968bf5"/>
    </style:style>
    <style:style style:name="T286" style:family="text">
      <style:text-properties officeooo:rsid="109e987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97"><text:span text:style-name="Strong_20_Emphasis"><text:span text:style-name="T169">C</text:span></text:span><text:span text:style-name="Strong_20_Emphasis"><text:span text:style-name="T168">hecklist voor </text:span></text:span><text:span text:style-name="Strong_20_Emphasis"><text:span text:style-name="T170">de installatie</text:span></text:span><text:span text:style-name="Strong_20_Emphasis"><text:span text:style-name="T168"> van </text:span></text:span><text:span text:style-name="Strong_20_Emphasis"><text:span text:style-name="T174"><text:user-field-get text:name="Distro">Rocky Linux</text:user-field-get></text:span></text:span><text:span text:style-name="Strong_20_Emphasis"><text:span text:style-name="T176"><text:s/></text:span></text:span><text:span text:style-name="Strong_20_Emphasis"><text:span text:style-name="T174"><text:user-field-get text:name="Version">9.x</text:user-field-get></text:span></text:span><text:span text:style-name="Strong_20_Emphasis"><text:span text:style-name="T172"><text:note text:id="ftn1" text:note-class="footnote"><text:note-citation>1</text:note-citation><text:note-body><text:p text:style-name="P90"><text:span text:style-name="T255">D</text:span><text:span text:style-name="T253">eze </text:span><text:span text:style-name="Strong_20_Emphasis"><text:span text:style-name="T258"><text:user-field-get text:name="Distro">Rocky Linux</text:user-field-get></text:span></text:span><text:span text:style-name="T254"><text:s/></text:span><text:span text:style-name="T259"><text:user-field-get text:name="Version">9.x</text:user-field-get></text:span><text:span text:style-name="T259"><text:s/>Desktop/</text:span><text:span text:style-name="T260">Workstation</text:span><text:span text:style-name="T253"> (codenaam BlueOnyx) wordt ondersteund tot </text:span><text:span text:style-name="T257">31 </text:span><text:span text:style-name="T256">mei</text:span><text:span text:style-name="T253"> 20</text:span><text:span text:style-name="T257">32</text:span><text:span text:style-name="T253">.</text:span></text:p></text:note-body></text:note></text:span></text:span><text:span text:style-name="Strong_20_Emphasis"><text:span text:style-name="T173"><text:s/></text:span></text:span><text:span text:style-name="Strong_20_Emphasis"><text:span text:style-name="T175">Desktop/</text:span></text:span><text:span text:style-name="Strong_20_Emphasis"><text:span text:style-name="T177">Workstation</text:span></text:span><text:span text:style-name="Strong_20_Emphasis"><text:span text:style-name="T171">.</text:span></text:span></text:p>
      <text:p text:style-name="P14"/>
      <text:p text:style-name="P15"/>
      <text:p text:style-name="P93">Vul het tekstvak achter &lt;...&gt; in</text:p>
      <text:p text:style-name="P2"><text:span text:style-name="Definition"><text:span text:style-name="T14">&lt;GEBRUIKER&gt;</text:span></text:span><text:span text:style-name="T236"><text:tab/><text:tab/></text:span><text:span text:style-name="T245"> <text:tab/><text:tab/></text:span><text:span text:style-name="T237"><draw:control text:anchor-type="as-char" svg:y="-0.4cm" draw:z-index="9" draw:name="Gebruiker 2" draw:style-name="gr2" draw:text-style-name="P105" svg:width="6.002cm" svg:height="0.5cm" draw:control="control8"><svg:title>Gebruiker</svg:title><svg:desc>Volledige naam, bijv. Jan Stek</svg:desc></draw:control></text:span><text:span text:style-name="T237"><text:tab/></text:span><text:span text:style-name="T238">b</text:span><text:span text:style-name="T271">ijv.</text:span><text:span text:style-name="T239"> </text:span><text:span text:style-name="User_20_Entry"><text:span text:style-name="T246">J</text:span></text:span><text:span text:style-name="User_20_Entry"><text:span text:style-name="T247">a</text:span></text:span><text:span text:style-name="User_20_Entry"><text:span text:style-name="T246">n </text:span></text:span><text:span text:style-name="User_20_Entry"><text:span text:style-name="T247">Jansen</text:span></text:span></text:p>
      <text:p text:style-name="P92"><text:span text:style-name="Definition"><text:span text:style-name="T14">&lt;</text:span></text:span><text:span text:style-name="Definition"><text:span text:style-name="T242">g</text:span></text:span><text:span text:style-name="Definition"><text:span text:style-name="T280">ebruikersnaam</text:span></text:span><text:span text:style-name="Definition"><text:span text:style-name="T14">&gt;</text:span></text:span><text:span text:style-name="Definition"><text:span text:style-name="T280"><text:tab/></text:span></text:span><text:span text:style-name="T241"><draw:control text:anchor-type="as-char" svg:y="-0.4cm" draw:z-index="10" draw:name="Gberuikersnaam 3" draw:style-name="gr2" draw:text-style-name="P105" svg:width="6.002cm" svg:height="0.5cm" draw:control="control9"><svg:title>Gebruikersnaam</svg:title><svg:desc>Korte naam, bijv. jan</svg:desc></draw:control></text:span><text:span text:style-name="T241"><text:tab/></text:span><text:span text:style-name="T243">b</text:span><text:span text:style-name="T274">ijv.</text:span><text:span text:style-name="T5"> </text:span><text:span text:style-name="User_20_Entry"><text:span text:style-name="T155">j</text:span></text:span><text:span text:style-name="User_20_Entry"><text:span text:style-name="T156">a</text:span></text:span><text:span text:style-name="User_20_Entry"><text:span text:style-name="T155">n</text:span></text:span></text:p>
      <text:p text:style-name="P2"><text:span text:style-name="Definition"><text:span text:style-name="T14">&lt;</text:span></text:span><text:span text:style-name="Definition"><text:span text:style-name="T280">COMPUTERNAAM</text:span></text:span><text:span text:style-name="Definition"><text:span text:style-name="T14">&gt;</text:span></text:span><text:span text:style-name="T244"><text:tab/><text:tab/></text:span><text:span text:style-name="T280"><draw:control text:anchor-type="as-char" svg:y="-0.4cm" draw:z-index="11" draw:name="Computernaam 1" draw:style-name="gr2" draw:text-style-name="P105" svg:width="6.002cm" svg:height="0.5cm" draw:control="control10"><svg:title>Computernaam</svg:title><svg:desc>Unieke naam van de computer</svg:desc></draw:control></text:span><text:span text:style-name="T280"><text:tab/></text:span><text:span text:style-name="T281">b</text:span><text:span text:style-name="T273">ijv.</text:span><text:span text:style-name="T233"> </text:span><text:span text:style-name="User_20_Entry"><text:span text:style-name="T248">pc02</text:span></text:span></text:p>
      <text:p text:style-name="P2"><text:span text:style-name="Definition"><text:span text:style-name="T14">&lt;</text:span></text:span><text:span text:style-name="Definition"><text:span text:style-name="T231">GEBRUIKER</text:span></text:span><text:span text:style-name="Definition"><text:span text:style-name="T14">&gt;</text:span></text:span><text:span text:style-name="Definition"><text:span text:style-name="T231"><text:tab/></text:span></text:span><text:span text:style-name="T234"><text:tab/></text:span><text:span text:style-name="T245"> <text:tab/><text:tab/></text:span><text:span text:style-name="T237"><draw:control text:anchor-type="as-char" svg:y="-0.4cm" draw:z-index="12" draw:name="Gebruiker 3" draw:style-name="gr2" draw:text-style-name="P105" svg:width="6.002cm" svg:height="0.5cm" draw:control="control11"><svg:title>Gebruiker</svg:title><svg:desc>Volledige naam, bijv. Jan Stek</svg:desc></draw:control></text:span><text:span text:style-name="T237"><text:tab/></text:span><text:span text:style-name="T238">e</text:span><text:span text:style-name="T272">vt.</text:span><text:span text:style-name="T240"> extra gebruikers</text:span></text:p>
      <text:p text:style-name="P92"><text:span text:style-name="Definition"><text:span text:style-name="T14">&lt;</text:span></text:span><text:span text:style-name="Definition"><text:span text:style-name="T231">GEBRUIKERSN</text:span></text:span><text:span text:style-name="Definition"><text:span text:style-name="T232">aa</text:span></text:span><text:span text:style-name="Definition"><text:span text:style-name="T231">M</text:span></text:span><text:span text:style-name="Definition"><text:span text:style-name="T14">&gt;</text:span></text:span><text:span text:style-name="Definition"><text:span text:style-name="T231"><text:tab/></text:span></text:span><text:span text:style-name="T241"><draw:control text:anchor-type="as-char" svg:y="-0.4cm" draw:z-index="13" draw:name="Gberuikersnaam 4" draw:style-name="gr2" draw:text-style-name="P105" svg:width="6.002cm" svg:height="0.5cm" draw:control="control12"><svg:title>Gebruikersnaam</svg:title><svg:desc>Korte naam, bijv. jan</svg:desc></draw:control></text:span><text:span text:style-name="T241"><text:tab/></text:span><text:span text:style-name="T243">e</text:span><text:span text:style-name="T275">vt.</text:span><text:span text:style-name="T235"> extra gebruikers</text:span></text:p>
      <text:p text:style-name="P94"><text:span text:style-name="T285">v</text:span>ervang &lt;...&gt; in deze checklist door de waarde in het tekstvak.</text:p>
      <text:p text:style-name="P43"/>
      <text:p text:style-name="P43"/>
      <text:p text:style-name="P1"><text:span text:style-name="T191">Nog niet op Linux?</text:span><text:span text:style-name="T185"><text:tab/></text:span><text:span text:style-name="T189">G</text:span><text:span text:style-name="T186">ebruik </text:span><text:span text:style-name="Strong_20_Emphasis"><text:span text:style-name="T192">Checklist </text:span></text:span><text:span text:style-name="Strong_20_Emphasis"><text:span text:style-name="T193">overzetten</text:span></text:span><text:span text:style-name="T186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87"> onder </text:span><text:span text:style-name="T190">Linux</text:span><text:span text:style-name="T188">.</text:span></text:p>
      <text:p text:style-name="P41"><text:span text:style-name="T153">Nieuwe installatie?</text:span><text:span text:style-name="T150"><text:tab/></text:span><text:span text:style-name="T152">B</text:span><text:span text:style-name="T150">egin bij hoofdstuk </text:span><text:span text:style-name="T153"><text:bookmark-ref text:reference-format="page" text:ref-name="__RefNumPara__4009_1271708128">2</text:bookmark-ref></text:span><text:span text:style-name="T150"><text:s text:c="2"/></text:span><text:span text:style-name="T154"><text:bookmark-ref text:reference-format="text" text:ref-name="__RefNumPara__4009_1271708128">Installatie uitvoeren</text:bookmark-ref></text:span><text:span text:style-name="T151">.</text:span></text:p>
      <text:p text:style-name="P24"/>
      <text:p text:style-name="P24"/>
      <text:list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75"><draw:control text:anchor-type="as-char" draw:z-index="4" draw:name="Vorm3_0" draw:style-name="gr1" draw:text-style-name="P10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75"><draw:control text:anchor-type="as-char" draw:z-index="5" draw:name="Vorm3_ 2" draw:style-name="gr1" draw:text-style-name="P104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40">Aanmelden als </text:span></text:span><text:span text:style-name="Definition"><text:span text:style-name="T15">&lt;GEBRUIKER&gt;</text:span></text:span><text:span text:style-name="Definition"><text:span text:style-name="T6"><text:note text:id="ftn2" text:note-class="footnote"><text:note-citation>2</text:note-citation><text:note-body><text:p text:style-name="P56"><text:span text:style-name="User_20_Entry"><text:span text:style-name="T112">E</text:span></text:span><text:span text:style-name="User_20_Entry"><text:span text:style-name="T127">v</text:span></text:span><text:span text:style-name="User_20_Entry"><text:span text:style-name="T128">en</text:span></text:span><text:span text:style-name="User_20_Entry"><text:span text:style-name="T130">t</text:span></text:span><text:span text:style-name="User_20_Entry"><text:span text:style-name="T131">uele </text:span></text:span><text:span text:style-name="User_20_Entry"><text:span text:style-name="T132">extra </text:span></text:span><text:span text:style-name="Definition"><text:span text:style-name="T277">gebruiker</text:span></text:span><text:span text:style-name="User_20_Entry"><text:span text:style-name="T124">s</text:span></text:span><text:span text:style-name="User_20_Entry"><text:span text:style-name="T132"> aanmelden </text:span></text:span><text:span text:style-name="User_20_Entry"><text:span text:style-name="T133">en dezelfde stappen uitvoeren</text:span></text:span><text:span text:style-name="User_20_Entry"><text:span text:style-name="T129">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7"><text:span text:style-name="Strong_20_Emphasis"><text:span text:style-name="T77"><draw:control text:anchor-type="as-char" draw:z-index="14" draw:name="Vorm4" draw:style-name="gr1" draw:text-style-name="P104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3" office:value-type="string">
            <text:p text:style-name="P79"><text:span text:style-name="Strong_20_Emphasis"><text:span text:style-name="T67">D</text:span></text:span><text:span text:style-name="Strong_20_Emphasis"><text:span text:style-name="T53">ruk op de </text:span></text:span><text:span text:style-name="Toets"><text:span text:style-name="T32">Super</text:span></text:span><text:span text:style-name="Strong_20_Emphasis"><text:span text:style-name="T53">-toets</text:span></text:span><text:span text:style-name="Strong_20_Emphasis"><text:span text:style-name="T34"><text:note text:id="ftn3" text:note-class="footnote"><text:note-citation>3</text:note-citation><text:note-body><text:p text:style-name="P78"><text:span text:style-name="T198">De </text:span><text:span text:style-name="Toets-voetnoot"><text:span text:style-name="T167">Super</text:span></text:span><text:span text:style-name="T198">-toets is de </text:span><text:span text:style-name="Toets-voetnoot"><text:span text:style-name="T166">Windows</text:span></text:span><text:span text:style-name="T198">-toets, </text:span><text:span text:style-name="Toets-voetnoot"><text:span text:style-name="T166">Command</text:span></text:span><text:span text:style-name="T198">-toets </text:span><text:span text:style-name="T199">(Apple)</text:span><text:span text:style-name="T198">, of </text:span><text:span text:style-name="Toets-voetnoot"><text:span text:style-name="T166">Vergrootglas</text:span></text:span><text:span text:style-name="T198">-toets </text:span><text:span text:style-name="T199">(Chromebook)</text:span><text:span text:style-name="T198">.</text:span></text:p></text:note-body></text:note></text:span></text:span><text:span text:style-name="Strong_20_Emphasis"><text:span text:style-name="T48">, </text:span></text:span><text:span text:style-name="Strong_20_Emphasis"><text:span text:style-name="T58">t</text:span></text:span><text:span text:style-name="Strong_20_Emphasis"><text:span text:style-name="T52">yp </text:span></text:span><text:span text:style-name="User_20_Entry"><text:span text:style-name="T23">t</text:span></text:span><text:span text:style-name="User_20_Entry"><text:span text:style-name="T22">erm</text:span></text:span><text:span text:style-name="Strong_20_Emphasis"><text:span text:style-name="T44"> </text:span></text:span><text:span text:style-name="Strong_20_Emphasis"><text:span text:style-name="T59">e</text:span></text:span><text:span text:style-name="Strong_20_Emphasis"><text:span text:style-name="T43">n </text:span></text:span><text:span text:style-name="Strong_20_Emphasis"><text:span text:style-name="T55">k</text:span></text:span><text:span text:style-name="Strong_20_Emphasis"><text:span text:style-name="T43">lik op het pictogram van </text:span></text:span><text:span text:style-name="Strong_20_Emphasis"><text:span text:style-name="T94">Terminalvenster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73"><text:span text:style-name="T2">Typ</text:span><text:span text:style-name="Strong_20_Emphasis"><text:span text:style-name="T44"> de </text:span></text:span><text:span text:style-name="Strong_20_Emphasis"><text:span text:style-name="T73">dri</text:span></text:span><text:span text:style-name="Strong_20_Emphasis"><text:span text:style-name="T45">e </text:span></text:span><text:span text:style-name="Strong_20_Emphasis"><text:span text:style-name="T44">opdrachten </text:span></text:span><text:span text:style-name="Strong_20_Emphasis"><text:span text:style-name="T74">achter de </text:span></text:span><text:span text:style-name="User_20_Entry"><text:span text:style-name="T22">$</text:span></text:span><text:span text:style-name="Strong_20_Emphasis"><text:span text:style-name="T44">, ieder gevolgd door de </text:span></text:span><text:span text:style-name="Toets"><text:span text:style-name="T33">Enter</text:span></text:span><text:span text:style-name="Strong_20_Emphasis"><text:span text:style-name="T4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5" office:value-type="string">
            <text:p text:style-name="P40"><text:span text:style-name="User_20_Entry"><text:span text:style-name="T286">$ </text:span></text:span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5" office:value-type="string">
            <text:p text:style-name="P80"><text:span text:style-name="User_20_Entry"><text:span text:style-name="T22">$ </text:span></text:span><text:span text:style-name="User_20_Entry"><text:span text:style-name="T19">wget karelzimmer.nl/</text:span></text:span><text:span text:style-name="User_20_Entry"><text:span text:style-name="T20">getkz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7" office:value-type="string">
            <text:p text:style-name="P80"><text:span text:style-name="User_20_Entry"><text:span text:style-name="T22">$ </text:span></text:span><text:span text:style-name="User_20_Entry"><text:span text:style-name="T19">bash </text:span></text:span><text:span text:style-name="User_20_Entry"><text:span text:style-name="T20">get</text:span></text:span><text:span text:style-name="User_20_Entry"><text:span text:style-name="T21">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51"><text:span text:style-name="T2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7"><text:span text:style-name="Strong_20_Emphasis"><text:span text:style-name="T77"><draw:control text:anchor-type="as-char" draw:z-index="15" draw:name="Vorm 3" draw:style-name="gr1" draw:text-style-name="P104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77"><draw:control text:anchor-type="as-char" draw:z-index="16" draw:name="Vorm 4" draw:style-name="gr1" draw:text-style-name="P104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74"><text:span text:style-name="Strong_20_Emphasis"><text:span text:style-name="T67">D</text:span></text:span><text:span text:style-name="Strong_20_Emphasis"><text:span text:style-name="T49">ruk </text:span></text:span><text:span text:style-name="Strong_20_Emphasis"><text:span text:style-name="T50">op de </text:span></text:span><text:span text:style-name="Toets"><text:span text:style-name="T33">Super</text:span></text:span><text:span text:style-name="Strong_20_Emphasis"><text:span text:style-name="T50">-toets</text:span></text:span><text:span text:style-name="Strong_20_Emphasis"><text:span text:style-name="T48">, </text:span></text:span><text:span text:style-name="Strong_20_Emphasis"><text:span text:style-name="T51">t</text:span></text:span><text:span text:style-name="Strong_20_Emphasis"><text:span text:style-name="T52">yp </text:span></text:span><text:span text:style-name="User_20_Entry"><text:span text:style-name="T23">m</text:span></text:span><text:span text:style-name="User_20_Entry"><text:span text:style-name="T22">enu</text:span></text:span><text:span text:style-name="Strong_20_Emphasis"><text:span text:style-name="T53"> </text:span></text:span><text:span text:style-name="Strong_20_Emphasis"><text:span text:style-name="T54">e</text:span></text:span><text:span text:style-name="Strong_20_Emphasis"><text:span text:style-name="T43">n </text:span></text:span><text:span text:style-name="Strong_20_Emphasis"><text:span text:style-name="T55">k</text:span></text:span><text:span text:style-name="Strong_20_Emphasis"><text:span text:style-name="T43">lik op het pictogram van</text:span></text:span><text:span text:style-name="Strong_20_Emphasis"><text:span text:style-name="T78"> </text:span></text:span><text:span text:style-name="Strong_20_Emphasis"><text:span text:style-name="T100">Installatiem</text:span></text:span><text:span text:style-name="Strong_20_Emphasis"><text:span text:style-name="T101">enu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2"/></text:span></text:p>
          </table:table-cell>
          <table:table-cell table:style-name="_31_._5f_Installatie_5f_voorbereiden.D11" office:value-type="string">
            <text:p text:style-name="P71"><text:span text:style-name="Strong_20_Emphasis"><text:span text:style-name="T70">Selecteer</text:span></text:span><text:span text:style-name="Strong_20_Emphasis"><text:span text:style-name="T47"> </text:span></text:span><text:span text:style-name="Strong_20_Emphasis"><text:span text:style-name="T102">1</text:span></text:span><text:span text:style-name="Strong_20_Emphasis"><text:span text:style-name="T88"> </text:span></text:span><text:span text:style-name="Strong_20_Emphasis"><text:span text:style-name="T89">Installatie voorbereiden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2" office:value-type="string">
            <text:p text:style-name="P52"><text:span text:style-name="T2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99"><text:bookmark-start text:name="__RefNumPara__4009_1271708128"/><text:span text:style-name="Strong_20_Emphasis"><text:span text:style-name="T194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draw:control text:anchor-type="as-char" draw:z-index="23" draw:name="Vorm 15" draw:style-name="gr1" draw:text-style-name="P104" svg:width="0.35cm" svg:height="0.35cm" draw:control="control22"/></text:p>
          </table:table-cell>
          <table:table-cell table:style-name="_32_._5f_Installatie_5f_uitvoeren.C1" office:value-type="string">
            <text:p text:style-name="P81"><text:span text:style-name="T196">Start de computer op vanaf</text:span><text:span text:style-name="T196"><text:note text:id="ftn4" text:note-class="footnote"><text:note-citation>1</text:note-citation><text:note-body><text:p text:style-name="P96"><text:span text:style-name="T137">B</text:span><text:span text:style-name="T138">ootmenu/</text:span><text:span text:style-name="T137">S</text:span><text:span text:style-name="T138">etup</text:span><text:span text:style-name="T136"> via </text:span><text:span text:style-name="T134">é</text:span><text:span text:style-name="T135">é</text:span><text:span text:style-name="T137">n van de </text:span><text:span text:style-name="Definition"><text:span text:style-name="T139">Veelgebruikte toetsen: </text:span></text:span><text:span text:style-name="Toets-voetnoot"><text:span text:style-name="T149">Esc</text:span></text:span><text:span text:style-name="User_20_Entry"><text:span text:style-name="T143">, </text:span></text:span><text:span text:style-name="Toets-voetnoot"><text:span text:style-name="T149">Delete</text:span></text:span><text:span text:style-name="User_20_Entry"><text:span text:style-name="T143">, </text:span></text:span><text:span text:style-name="Toets-voetnoot"><text:span text:style-name="T149">F1</text:span></text:span><text:span text:style-name="User_20_Entry"><text:span text:style-name="T143">, </text:span></text:span><text:span text:style-name="Toets-voetnoot"><text:span text:style-name="T149">F2</text:span></text:span><text:span text:style-name="User_20_Entry"><text:span text:style-name="T143">, </text:span></text:span><text:span text:style-name="Toets-voetnoot"><text:span text:style-name="T149">F9</text:span></text:span><text:span text:style-name="User_20_Entry"><text:span text:style-name="T143">, </text:span></text:span><text:span text:style-name="Toets-voetnoot"><text:span text:style-name="T149">F10</text:span></text:span><text:span text:style-name="User_20_Entry"><text:span text:style-name="T143">, </text:span></text:span><text:span text:style-name="Toets-voetnoot"><text:span text:style-name="T149">F11</text:span></text:span><text:span text:style-name="User_20_Entry"><text:span text:style-name="T143">, of </text:span></text:span><text:span text:style-name="Toets-voetnoot"><text:span text:style-name="T149">F12</text:span></text:span></text:p></text:note-body></text:note></text:span><text:span text:style-name="T196"> </text:span><text:span text:style-name="T197">een </text:span><text:span text:style-name="Strong_20_Emphasis"><text:span text:style-name="T181"><text:user-field-get text:name="Distro">Rocky Linux</text:user-field-get></text:span></text:span><text:span text:style-name="T195"><text:s/></text:span><text:span text:style-name="T182"><text:user-field-get text:name="Version">9.x</text:user-field-get></text:span><text:span text:style-name="T182"><text:s/></text:span><text:span text:style-name="Strong_20_Emphasis"><text:span text:style-name="T183">Desktop/</text:span></text:span><text:span text:style-name="Strong_20_Emphasis"><text:span text:style-name="T184">Workstation</text:span></text:span><text:span text:style-name="Strong_20_Emphasis"><text:span text:style-name="T105"> </text:span></text:span><text:span text:style-name="Strong_20_Emphasis"><text:span text:style-name="T106">L</text:span></text:span><text:span text:style-name="T107">ive</text:span><text:span text:style-name="T107"><text:note text:id="ftn5" text:note-class="footnote"><text:note-citation>2</text:note-citation><text:note-body><text:p text:style-name="P70"><text:span text:style-name="T249">Vanaf ee</text:span>n <text:span text:style-name="T279">L</text:span>ive <text:span text:style-name="T278">USB</text:span><text:span text:style-name="T252">-stick</text:span><text:span text:style-name="T12"> </text:span>kunt <text:span text:style-name="T249">u opstarten en</text:span> <text:span text:style-name="T10">met </text:span><text:span text:style-name="Strong_20_Emphasis"><text:span text:style-name="T200"><text:user-field-get text:name="Distro">Rocky Linux</text:user-field-get></text:span></text:span><text:span text:style-name="Strong_20_Emphasis"><text:span text:style-name="T200"><text:s/></text:span></text:span>werken zonder enige bestanden op de harde schijf te wijzigen en maakt ook installatie van <text:span text:style-name="Strong_20_Emphasis"><text:span text:style-name="T200"><text:user-field-get text:name="Distro">Rocky Linux</text:user-field-get></text:span></text:span><text:span text:style-name="Strong_20_Emphasis"><text:span text:style-name="T200"><text:s/></text:span></text:span>mogelijk.</text:p></text:note-body></text:note></text:span><text:span text:style-name="T107"> </text:span><text:span text:style-name="T110">USB</text:span><text:span text:style-name="T108">-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" office:value-type="string">
            <text:p text:style-name="P89"><text:span text:style-name="T108">stick</text:span><text:span text:style-name="T108"><text:note text:id="ftn6" text:note-class="footnote"><text:note-citation>3</text:note-citation><text:note-body><text:p text:style-name="P88"><text:span text:style-name="Strong_20_Emphasis"><text:span text:style-name="T123">Maak een opstartbare USB-stick</text:span></text:span><text:span text:style-name="Strong_20_Emphasis"><text:span text:style-name="T118">:<text:line-break/></text:span></text:span><text:span text:style-name="Strong_20_Emphasis"><text:span text:style-name="T113">Download </text:span></text:span><text:span text:style-name="Strong_20_Emphasis"><text:span text:style-name="T114">een </text:span></text:span><text:span text:style-name="Strong_20_Emphasis"><text:span text:style-name="T119">CD</text:span></text:span><text:span text:style-name="Strong_20_Emphasis"><text:span text:style-name="T122">-beeldbestand</text:span></text:span><text:span text:style-name="Strong_20_Emphasis"><text:span text:style-name="T115"> </text:span></text:span><text:span text:style-name="Strong_20_Emphasis"><text:span text:style-name="T116">(.iso) </text:span></text:span><text:span text:style-name="Strong_20_Emphasis"><text:span text:style-name="T115">vanaf </text:span></text:span><text:a xlink:type="simple" xlink:href="https://rockylinux.org/nl/download" text:style-name="Internet_20_link" text:visited-style-name="Visited_20_Internet_20_Link"><text:span text:style-name="Strong_20_Emphasis"><text:span text:style-name="T251">rockylinux.org/nl/download</text:span></text:span></text:a><text:span text:style-name="Strong_20_Emphasis"><text:span text:style-name="T115">, </text:span></text:span><text:span text:style-name="Strong_20_Emphasis"><text:span text:style-name="T121">klik onder </text:span></text:span><text:span text:style-name="Strong_20_Emphasis"><text:span text:style-name="T126">Desktop/Workstation Live Images</text:span></text:span><text:span text:style-name="Strong_20_Emphasis"><text:span text:style-name="T121"> op </text:span></text:span><text:span text:style-name="Strong_20_Emphasis"><text:span text:style-name="T142">Rocky Linux </text:span></text:span><text:span text:style-name="Strong_20_Emphasis"><text:span text:style-name="T142"><text:user-field-get text:name="Version">9.x</text:user-field-get></text:span></text:span><text:span text:style-name="Strong_20_Emphasis"><text:span text:style-name="T140">, </text:span></text:span><text:span text:style-name="Strong_20_Emphasis"><text:span text:style-name="T141">en klik</text:span></text:span><text:span text:style-name="Strong_20_Emphasis"><text:span text:style-name="T140"> o</text:span></text:span><text:span text:style-name="Strong_20_Emphasis"><text:span text:style-name="T141">p</text:span></text:span><text:span text:style-name="Strong_20_Emphasis"><text:span text:style-name="T140"> </text:span></text:span><text:span text:style-name="Strong_20_Emphasis"><text:span text:style-name="T142">GNOME</text:span></text:span><text:span text:style-name="Strong_20_Emphasis"><text:span text:style-name="T140">.</text:span></text:span><text:span text:style-name="Strong_20_Emphasis"><text:span text:style-name="T117"><text:line-break/>De </text:span></text:span><text:span text:style-name="Strong_20_Emphasis"><text:span text:style-name="T120">ver</text:span></text:span><text:span text:style-name="Strong_20_Emphasis"><text:span text:style-name="T117">volgstappen staan beschreven in </text:span></text:span><text:span text:style-name="Strong_20_Emphasis"><text:span text:style-name="T125">Linux informatie</text:span></text:span><text:span text:style-name="Strong_20_Emphasis"><text:span text:style-name="T117">, te vinden op </text:span></text:span><text:a xlink:type="simple" xlink:href="https://karelzimmer.nl/" text:style-name="Internet_20_link" text:visited-style-name="Visited_20_Internet_20_Link"><text:span text:style-name="Strong_20_Emphasis"><text:span text:style-name="T250">karelzimmer.nl</text:span></text:span></text:a><text:span text:style-name="Strong_20_Emphasis"><text:span text:style-name="T117">, onder </text:span></text:span><text:span text:style-name="Strong_20_Emphasis"><text:span text:style-name="T125">Linux</text:span></text:span><text:span text:style-name="Strong_20_Emphasis"><text:span text:style-name="T117">.</text:span></text:span></text:p></text:note-body></text:note></text:span><text:span text:style-name="T109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" office:value-type="string">
            <text:p text:style-name="P22"><text:span text:style-name="Strong_20_Emphasis"><text:span text:style-name="T70">Selecteer</text:span></text:span><text:span text:style-name="Strong_20_Emphasis"><text:span text:style-name="T37"> </text:span></text:span><text:span text:style-name="Strong_20_Emphasis"><text:span text:style-name="T27">Start</text:span></text:span><text:span text:style-name="Strong_20_Emphasis"><text:span text:style-name="T38"> </text:span></text:span><text:span text:style-name="Strong_20_Emphasis"><text:span text:style-name="T28"><text:user-field-get text:name="Distro">Rocky Linux</text:user-field-get></text:span></text:span><text:span text:style-name="Strong_20_Emphasis"><text:span text:style-name="T31"><text:s/></text:span></text:span><text:span text:style-name="Strong_20_Emphasis"><text:span text:style-name="T29"><text:user-field-get text:name="Version">9.x</text:user-field-get></text:span></text:span><text:span text:style-name="Strong_20_Emphasis"><text:span text:style-name="T39"><text:s/></text:span></text:span><text:span text:style-name="Strong_20_Emphasis"><text:span text:style-name="T79">en druk op de </text:span></text:span><text:span text:style-name="Toets"><text:span text:style-name="T30">Enter</text:span></text:span><text:span text:style-name="Strong_20_Emphasis"><text:span text:style-name="T43">-toets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" office:value-type="string">
            <text:p text:style-name="P84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><text:span text:style-name="Strong_20_Emphasis"><text:span text:style-name="T42"><draw:control text:anchor-type="as-char" draw:z-index="28" draw:name="Vorm 1" draw:style-name="gr1" draw:text-style-name="P104" svg:width="0.35cm" svg:height="0.35cm" draw:control="control27"/></text:span></text:span></text:p>
          </table:table-cell>
          <table:table-cell table:style-name="_32_._5f_Installatie_5f_uitvoeren.C1" office:value-type="string">
            <text:p text:style-name="P84"><text:span text:style-name="Strong_20_Emphasis"><text:span text:style-name="T87">Klik op </text:span></text:span><text:span text:style-name="Strong_20_Emphasis"><text:span text:style-name="T96">Install to Hard Drive</text:span></text:span><text:span text:style-name="Strong_20_Emphasis"><text:span text:style-name="T87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" office:value-type="string">
            <text:p text:style-name="P84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1" office:value-type="string">
            <text:p text:style-name="P54"><text:span text:style-name="Strong_20_Emphasis"><text:span text:style-name="T269">Volg de installatieschermen en vul deze in.</text:span></text:span><text:span text:style-name="T261"/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60"><text:span text:style-name="Strong_20_Emphasis"><text:span text:style-name="T111"><draw:control text:anchor-type="as-char" draw:z-index="25" draw:name="Vorm 13" draw:style-name="gr1" draw:text-style-name="P104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3"><text:span text:style-name="T223">Bij</text:span><text:span text:style-name="T222"> </text:span><text:span text:style-name="Strong_20_Emphasis"><text:span text:style-name="T221">WELCOME </text:span></text:span><text:span text:style-name="Strong_20_Emphasis"><text:span text:style-name="T224">BIJ</text:span></text:span><text:span text:style-name="Strong_20_Emphasis"><text:span text:style-name="T221"> ROCKY LINUX </text:span></text:span><text:span text:style-name="Strong_20_Emphasis"><text:span text:style-name="T221"><text:user-field-get text:name="Version">9.x</text:user-field-get></text:span></text:span><text:span text:style-name="Strong_20_Emphasis"><text:span text:style-name="T225"><text:s/>select</text:span></text:span><text:span text:style-name="Strong_20_Emphasis"><text:span text:style-name="T226">eer</text:span></text:span><text:span text:style-name="Strong_20_Emphasis"><text:span text:style-name="T228"> </text:span></text:span><text:span text:style-name="Strong_20_Emphasis"><text:span text:style-name="T230">Nederlands</text:span></text:span><text:span text:style-name="Strong_20_Emphasis"><text:span text:style-name="T228"> en klik</text:span></text:span><text:span text:style-name="Strong_20_Emphasis"><text:span text:style-name="T229"> </text:span></text:span><text:span text:style-name="Strong_20_Emphasis"><text:span text:style-name="T228">op</text:span></text:span><text:span text:style-name="Strong_20_Emphasis"><text:span text:style-name="T227"> </text:span></text:span><text:span text:style-name="Strong_20_Emphasis"><text:span text:style-name="T218">Doorgaan</text:span>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10" office:value-type="string">
            <text:p text:style-name="P8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><text:span text:style-name="Strong_20_Emphasis"><text:span text:style-name="T42"><draw:control text:anchor-type="as-char" draw:z-index="21" draw:name="Vorm 2" draw:style-name="gr1" draw:text-style-name="P104" svg:width="0.35cm" svg:height="0.35cm" draw:control="control20"/></text:span></text:span></text:p>
          </table:table-cell>
          <table:table-cell table:style-name="_32_._5f_Installatie_5f_uitvoeren.C10" office:value-type="string">
            <text:p text:style-name="P9"><text:span text:style-name="T213">O</text:span><text:span text:style-name="T211">nder </text:span><text:span text:style-name="T215">SYSTEEM</text:span><text:span text:style-name="T211"> </text:span><text:span text:style-name="T213">klik </text:span><text:span text:style-name="T211">op </text:span><text:span text:style-name="T215">Installatiebestemming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0" office:value-type="string">
            <text:p text:style-name="P87"><text:span text:style-name="T211">Controleer </text:span><text:span text:style-name="T214">de </text:span><text:span text:style-name="T217">Apparaatselectie</text:span><text:span text:style-name="T211"> en klik op </text:span><text:span text:style-name="T215">Klaar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10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><text:span text:style-name="Strong_20_Emphasis"><text:span text:style-name="T42"><draw:control text:anchor-type="as-char" draw:z-index="22" draw:name="Vorm 12" draw:style-name="gr1" draw:text-style-name="P104" svg:width="0.35cm" svg:height="0.35cm" draw:control="control21"/></text:span></text:span></text:p>
          </table:table-cell>
          <table:table-cell table:style-name="_32_._5f_Installatie_5f_uitvoeren.C10" office:value-type="string">
            <text:p text:style-name="P9"><text:span text:style-name="T213">O</text:span><text:span text:style-name="T211">nder </text:span><text:span text:style-name="T215">SYSTEEM</text:span><text:span text:style-name="T211"> </text:span><text:span text:style-name="T213">klik </text:span><text:span text:style-name="T211">op </text:span><text:span text:style-name="T215">Netwerk &amp; hostnaam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5" office:value-type="string">
            <text:p text:style-name="P11"><text:span text:style-name="T210">V</text:span><text:span text:style-name="T208">ul </text:span><text:span text:style-name="T209">in </text:span><text:span text:style-name="Strong_20_Emphasis"><text:span text:style-name="T212">Hostnaam</text:span></text:span><text:span text:style-name="Definition"><text:span text:style-name="T8"> &lt;</text:span></text:span><text:span text:style-name="Definition"><text:span text:style-name="T9">computernaam&gt;</text:span></text:span><text:span text:style-name="Strong_20_Emphasis"><text:span text:style-name="T201"> </text:span></text:span><text:span text:style-name="Strong_20_Emphasis"><text:span text:style-name="T203">en klik op </text:span></text:span><text:span text:style-name="Strong_20_Emphasis"><text:span text:style-name="T216">Toepassen</text:span></text:span><text:span text:style-name="Strong_20_Emphasis"><text:span text:style-name="T203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5" office:value-type="string">
            <text:p text:style-name="P11"><text:span text:style-name="T212">K</text:span><text:span text:style-name="T211">lik op </text:span><text:span text:style-name="T215">Klaar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7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><text:span text:style-name="Strong_20_Emphasis"><text:span text:style-name="T42"><draw:control text:anchor-type="as-char" draw:z-index="27" draw:name="Vorm 10" draw:style-name="gr1" draw:text-style-name="P104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10"><text:span text:style-name="T213">O</text:span><text:span text:style-name="T211">nder</text:span><text:span text:style-name="T207"> </text:span><text:span text:style-name="Strong_20_Emphasis"><text:span text:style-name="T211">GEBRUIKERSINSTELLINGEN</text:span></text:span><text:span text:style-name="Strong_20_Emphasis"><text:span text:style-name="T204"> </text:span></text:span><text:span text:style-name="Strong_20_Emphasis"><text:span text:style-name="T205">klik </text:span></text:span><text:span text:style-name="T211">op </text:span><text:span text:style-name="T215">Gebruiker aanmaken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17" office:value-type="string">
            <text:p text:style-name="P85"><text:span text:style-name="T282">Vul in </text:span><text:span text:style-name="Strong_20_Emphasis"><text:span text:style-name="T99">Volledige naam</text:span></text:span><text:span text:style-name="Strong_20_Emphasis"><text:span text:style-name="T82"> </text:span></text:span><text:span text:style-name="Definition"><text:span text:style-name="T14">&lt;GEBRUIKER&gt;</text:span></text:span><text:span text:style-name="Strong_20_Emphasis"><text:span text:style-name="T83">, <text:line-break/></text:span></text:span><text:span text:style-name="Strong_20_Emphasis"><text:span text:style-name="T99">Gebruikersnaam</text:span></text:span><text:span text:style-name="Strong_20_Emphasis"><text:span text:style-name="T82"> &lt;</text:span></text:span><text:span text:style-name="Definition"><text:span text:style-name="T7">gebruikersnaam&gt;</text:span></text:span><text:span text:style-name="Strong_20_Emphasis"><text:span text:style-name="T82">,</text:span></text:span></text:p>
            <text:p text:style-name="P82"><text:span text:style-name="Strong_20_Emphasis"><text:span text:style-name="T85">vink aan </text:span></text:span><text:span text:style-name="Strong_20_Emphasis"><text:span text:style-name="T95">Maak deze gebruiker beheerder</text:span></text:span><text:span text:style-name="Strong_20_Emphasis"><text:span text:style-name="T85">,</text:span></text:span></text:p>
            <text:p text:style-name="P83"><text:span text:style-name="Strong_20_Emphasis"><text:span text:style-name="T84">g</text:span></text:span><text:span text:style-name="Strong_20_Emphasis"><text:span text:style-name="T85">eef tweemaal een </text:span></text:span><text:span text:style-name="Strong_20_Emphasis"><text:span text:style-name="T99">wachtwoord</text:span></text:span><text:span text:style-name="Strong_20_Emphasis"><text:span text:style-name="T85"> </text:span></text:span><text:span text:style-name="Strong_20_Emphasis"><text:span text:style-name="T86">en k</text:span></text:span><text:span text:style-name="Strong_20_Emphasis"><text:span text:style-name="T85">lik op </text:span></text:span><text:span text:style-name="Strong_20_Emphasis"><text:span text:style-name="T95">Klaar</text:span></text:span><text:span text:style-name="Strong_20_Emphasis"><text:span text:style-name="T85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7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><text:span text:style-name="Strong_20_Emphasis"><text:span text:style-name="T42"><draw:control text:anchor-type="as-char" draw:z-index="24" draw:name="Vorm 14" draw:style-name="gr1" draw:text-style-name="P104" svg:width="0.35cm" svg:height="0.35cm" draw:control="control23"/></text:span></text:span></text:p>
          </table:table-cell>
          <table:table-cell table:style-name="_32_._5f_Installatie_5f_uitvoeren.C21" office:value-type="string">
            <text:p text:style-name="P12"><text:span text:style-name="Strong_20_Emphasis"><text:span text:style-name="T206">Klik op </text:span></text:span><text:span text:style-name="Strong_20_Emphasis"><text:span text:style-name="T219">Begin installatie</text:span>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><text:span text:style-name="Strong_20_Emphasis"><text:span text:style-name="T42"><draw:control text:anchor-type="as-char" draw:z-index="29" draw:name="Vorm 11" draw:style-name="gr1" draw:text-style-name="P104" svg:width="0.35cm" svg:height="0.35cm" draw:control="control28"/></text:span></text:span></text:p>
          </table:table-cell>
          <table:table-cell table:style-name="_32_._5f_Installatie_5f_uitvoeren.C21" office:value-type="string">
            <text:p text:style-name="P12"><text:span text:style-name="Strong_20_Emphasis"><text:span text:style-name="T206">Klik op </text:span></text:span><text:span text:style-name="Strong_20_Emphasis"><text:span text:style-name="T220">I</text:span></text:span><text:span text:style-name="Strong_20_Emphasis"><text:span text:style-name="T219">nstallatie </text:span></text:span><text:span text:style-name="Strong_20_Emphasis"><text:span text:style-name="T220">voltooien</text:span>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><text:span text:style-name="Strong_20_Emphasis"><text:span text:style-name="T42"><draw:control text:anchor-type="as-char" draw:z-index="26" draw:name="Vorm 6" draw:style-name="gr1" draw:text-style-name="P104" svg:width="0.35cm" svg:height="0.35cm" draw:control="control25"/></text:span></text:span></text:p>
          </table:table-cell>
          <table:table-cell table:style-name="_32_._5f_Installatie_5f_uitvoeren.C21" office:value-type="string">
            <text:p text:style-name="P6"><text:span text:style-name="T284">Hers</text:span><text:span text:style-name="T283">tart het systeem</text:span>.</text:p>
          </table:table-cell>
        </table:table-row>
      </table:table>
      <text:p text:style-name="P45"><text:span text:style-name="Strong_20_Emphasis"><text:span text:style-name="T80"/></text:span></text:p>
      <text:list text:continue-numbering="true" text:style-name="L1">
        <text:list-item>
          <text:p text:style-name="P98"><text:span text:style-name="Strong_20_Emphasis"><text:span text:style-name="T97">Installatie </text:span></text:span><text:span text:style-name="Strong_20_Emphasis"><text:span text:style-name="T98">afronden</text:span></text:span></text:p>
        </text:list-item>
      </text:list>
      <text:p text:style-name="P46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77"><draw:control text:anchor-type="as-char" draw:z-index="2" draw:name="Vorm24" draw:style-name="gr1" draw:text-style-name="P104" svg:width="0.35cm" svg:height="0.35cm" draw:control="control1"/></text:span></text:span></text:p>
          </table:table-cell>
          <table:table-cell table:style-name="_33_._5f_Installatie_5f_afronden.C1" office:value-type="string">
            <text:p text:style-name="P91"><text:span text:style-name="Strong_20_Emphasis"><text:span text:style-name="T36">Aanmelden als </text:span></text:span><text:span text:style-name="Definition"><text:span text:style-name="T16">&lt;GEBRUIKER&gt;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69"><text:span text:style-name="Strong_20_Emphasis"><text:span text:style-name="T81"/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5"><text:span text:style-name="Strong_20_Emphasis"><text:span text:style-name="T76"><draw:control text:anchor-type="as-char" draw:z-index="7" draw:name="Vorm13_1" draw:style-name="gr1" draw:text-style-name="P104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270">Volg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67"><text:span text:style-name="Strong_20_Emphasis"><text:span text:style-name="T77"><draw:control text:anchor-type="as-char" draw:z-index="17" draw:name="Vorm 5" draw:style-name="gr1" draw:text-style-name="P104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76"><text:span text:style-name="Strong_20_Emphasis"><text:span text:style-name="T68">D</text:span></text:span><text:span text:style-name="Strong_20_Emphasis"><text:span text:style-name="T60">ruk</text:span></text:span><text:span text:style-name="Strong_20_Emphasis"><text:span text:style-name="T48"> op</text:span></text:span><text:span text:style-name="Strong_20_Emphasis"><text:span text:style-name="T61"> de </text:span></text:span><text:span text:style-name="Toets"><text:span text:style-name="T33">Super</text:span></text:span><text:span text:style-name="Strong_20_Emphasis"><text:span text:style-name="T61">-toets</text:span></text:span><text:span text:style-name="Strong_20_Emphasis"><text:span text:style-name="T35"><text:note text:id="ftn7" text:note-class="footnote"><text:note-citation>1</text:note-citation><text:note-body><text:p text:style-name="P44"><text:span text:style-name="T163">De </text:span><text:span text:style-name="Toets-voetnoot"><text:span text:style-name="T165">Super</text:span></text:span><text:span text:style-name="T163">-toets is de </text:span><text:span text:style-name="Toets-voetnoot"><text:span text:style-name="T163">Windows</text:span></text:span><text:span text:style-name="T163">-toets, </text:span><text:span text:style-name="Toets-voetnoot"><text:span text:style-name="T163">Command</text:span></text:span><text:span text:style-name="T163">-toets </text:span><text:span text:style-name="T164">(Apple)</text:span><text:span text:style-name="T163">, of </text:span><text:span text:style-name="Toets-voetnoot"><text:span text:style-name="T163">Vergrootglas</text:span></text:span><text:span text:style-name="T163">-toets </text:span><text:span text:style-name="T164">(Chromebook)</text:span><text:span text:style-name="T163">.</text:span></text:p></text:note-body></text:note></text:span></text:span><text:span text:style-name="Strong_20_Emphasis"><text:span text:style-name="T48">, </text:span></text:span><text:span text:style-name="Strong_20_Emphasis"><text:span text:style-name="T58">t</text:span></text:span><text:span text:style-name="Strong_20_Emphasis"><text:span text:style-name="T52">yp </text:span></text:span><text:span text:style-name="User_20_Entry"><text:span text:style-name="T23">t</text:span></text:span><text:span text:style-name="User_20_Entry"><text:span text:style-name="T22">erm</text:span></text:span><text:span text:style-name="Strong_20_Emphasis"><text:span text:style-name="T44"> </text:span></text:span><text:span text:style-name="Strong_20_Emphasis"><text:span text:style-name="T59">e</text:span></text:span><text:span text:style-name="Strong_20_Emphasis"><text:span text:style-name="T43">n </text:span></text:span><text:span text:style-name="Strong_20_Emphasis"><text:span text:style-name="T55">k</text:span></text:span><text:span text:style-name="Strong_20_Emphasis"><text:span text:style-name="T43">lik op het pictogram van </text:span></text:span><text:span text:style-name="Strong_20_Emphasis"><text:span text:style-name="T94">Terminalvenster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2"/></text:span></text:p>
          </table:table-cell>
          <table:table-cell table:style-name="_33_._5f_Installatie_5f_afronden.C6" office:value-type="string">
            <text:p text:style-name="P75"><text:span text:style-name="T3">Typ</text:span><text:span text:style-name="Strong_20_Emphasis"><text:span text:style-name="T44"> de </text:span></text:span><text:span text:style-name="Strong_20_Emphasis"><text:span text:style-name="T73">dri</text:span></text:span><text:span text:style-name="Strong_20_Emphasis"><text:span text:style-name="T45">e </text:span></text:span><text:span text:style-name="Strong_20_Emphasis"><text:span text:style-name="T44">opdrachten </text:span></text:span><text:span text:style-name="Strong_20_Emphasis"><text:span text:style-name="T74">achter de </text:span></text:span><text:span text:style-name="User_20_Entry"><text:span text:style-name="T22">$</text:span></text:span><text:span text:style-name="Strong_20_Emphasis"><text:span text:style-name="T44">, ieder gevolgd door de </text:span></text:span><text:span text:style-name="Toets"><text:span text:style-name="T33">Enter</text:span></text:span><text:span text:style-name="Strong_20_Emphasis"><text:span text:style-name="T43">-toets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7" office:value-type="string">
            <text:p text:style-name="P95"><text:span text:style-name="User_20_Entry"><text:span text:style-name="T148">$ </text:span></text:span><text:span text:style-name="User_20_Entry"><text:span text:style-name="T147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7" office:value-type="string">
            <text:p text:style-name="P80"><text:span text:style-name="User_20_Entry"><text:span text:style-name="T22">$ </text:span></text:span><text:span text:style-name="User_20_Entry"><text:span text:style-name="T19">wget karelzimmer.nl/</text:span></text:span><text:span text:style-name="User_20_Entry"><text:span text:style-name="T20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9" office:value-type="string">
            <text:p text:style-name="P80"><text:span text:style-name="User_20_Entry"><text:span text:style-name="T22">$ </text:span></text:span><text:span text:style-name="User_20_Entry"><text:span text:style-name="T19">bash </text:span></text:span><text:span text:style-name="User_20_Entry"><text:span text:style-name="T20">get</text:span></text:span><text:span text:style-name="User_20_Entry"><text:span text:style-name="T21">kz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0" office:value-type="string">
            <text:p text:style-name="P55"><text:span text:style-name="T2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1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7"><text:span text:style-name="Strong_20_Emphasis"><text:span text:style-name="T77"><draw:control text:anchor-type="as-char" draw:z-index="18" draw:name="Vorm 7" draw:style-name="gr1" draw:text-style-name="P104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77"><text:span text:style-name="Strong_20_Emphasis"><text:span text:style-name="T68">D</text:span></text:span><text:span text:style-name="Strong_20_Emphasis"><text:span text:style-name="T63">ruk</text:span></text:span><text:span text:style-name="Strong_20_Emphasis"><text:span text:style-name="T62"> op</text:span></text:span><text:span text:style-name="Strong_20_Emphasis"><text:span text:style-name="T61"> de </text:span></text:span><text:span text:style-name="Toets"><text:span text:style-name="T33">Super</text:span></text:span><text:span text:style-name="Strong_20_Emphasis"><text:span text:style-name="T61">-toets</text:span></text:span><text:span text:style-name="Strong_20_Emphasis"><text:span text:style-name="T48">, </text:span></text:span><text:span text:style-name="Strong_20_Emphasis"><text:span text:style-name="T58">t</text:span></text:span><text:span text:style-name="Strong_20_Emphasis"><text:span text:style-name="T52">yp </text:span></text:span><text:span text:style-name="User_20_Entry"><text:span text:style-name="T24">men</text:span></text:span><text:span text:style-name="User_20_Entry"><text:span text:style-name="T25">u</text:span></text:span><text:span text:style-name="Strong_20_Emphasis"><text:span text:style-name="T53"> </text:span></text:span><text:span text:style-name="Strong_20_Emphasis"><text:span text:style-name="T59">e</text:span></text:span><text:span text:style-name="Strong_20_Emphasis"><text:span text:style-name="T43">n </text:span></text:span><text:span text:style-name="Strong_20_Emphasis"><text:span text:style-name="T55">k</text:span></text:span><text:span text:style-name="Strong_20_Emphasis"><text:span text:style-name="T43">lik op het pictogram van </text:span></text:span><text:span text:style-name="Strong_20_Emphasis"><text:span text:style-name="T100">Installatiem</text:span></text:span><text:span text:style-name="Strong_20_Emphasis"><text:span text:style-name="T101">enu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2"/></text:span></text:p>
          </table:table-cell>
          <table:table-cell table:style-name="_33_._5f_Installatie_5f_afronden.C13" office:value-type="string">
            <text:p text:style-name="P72"><text:span text:style-name="Strong_20_Emphasis"><text:span text:style-name="T70">Selecteer</text:span></text:span><text:span text:style-name="Strong_20_Emphasis"><text:span text:style-name="T56"> </text:span></text:span><text:span text:style-name="Strong_20_Emphasis"><text:span text:style-name="T103">3</text:span></text:span><text:span text:style-name="Strong_20_Emphasis"><text:span text:style-name="T90"> </text:span></text:span><text:span text:style-name="Strong_20_Emphasis"><text:span text:style-name="T91">Installatie</text:span></text:span><text:span text:style-name="Strong_20_Emphasis"><text:span text:style-name="T92"> </text:span></text:span><text:span text:style-name="Strong_20_Emphasis"><text:span text:style-name="T93">afronden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4" office:value-type="string">
            <text:p text:style-name="P52"><text:span text:style-name="T2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46"><text:span text:style-name="Strong_20_Emphasis"><text:span text:style-name="T36"><text:tab/></text:span></text:span></text:p>
      <text:p text:style-name="P47"><text:span text:style-name="Strong_20_Emphasis"><text:span text:style-name="T57"/></text:span></text:p>
      <text:p text:style-name="P48"><text:span text:style-name="Strong_20_Emphasis"><text:span text:style-name="T47"/></text:span></text:p>
      <text:list text:continue-numbering="true" text:style-name="L1">
        <text:list-item>
          <text:p text:style-name="P101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77"><draw:control text:anchor-type="as-char" draw:z-index="3" draw:name="Vorm40_0" draw:style-name="gr1" draw:text-style-name="P104" svg:width="0.35cm" svg:height="0.35cm" draw:control="control2"/></text:span></text:span></text:p>
          </table:table-cell>
          <table:table-cell table:style-name="Tabel2.A1" office:value-type="string">
            <text:p text:style-name="P65"><text:span text:style-name="Strong_20_Emphasis"><text:span text:style-name="T77"><draw:control text:anchor-type="as-char" draw:z-index="6" draw:name="Vorm40_ 1" draw:style-name="gr1" draw:text-style-name="P104" svg:width="0.35cm" svg:height="0.35cm" draw:control="control5"/></text:span></text:span></text:p>
          </table:table-cell>
          <table:table-cell table:style-name="Tabel2.D1" office:value-type="string">
            <text:p text:style-name="P21"><text:span text:style-name="Strong_20_Emphasis"><text:span text:style-name="T36">Aanmelden als </text:span></text:span><text:span text:style-name="Definition"><text:span text:style-name="T17">&lt;GEBRUIKER&gt;</text:span></text:span><text:span text:style-name="Strong_20_Emphasis"><text:span text:style-name="T64"><text:note text:id="ftn8" text:note-class="footnote"><text:note-citation>1</text:note-citation><text:note-body><text:p text:style-name="P57"><text:span text:style-name="User_20_Entry"><text:span text:style-name="T144">E</text:span></text:span><text:span text:style-name="User_20_Entry"><text:span text:style-name="T146">ventuele extra </text:span></text:span><text:span text:style-name="Definition"><text:span text:style-name="T276">gebruiker</text:span></text:span><text:span text:style-name="User_20_Entry"><text:span text:style-name="T145">s </text:span></text:span><text:span text:style-name="User_20_Entry"><text:span text:style-name="T146">aanmelden en dezelfde stappen uitvoeren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6"><text:span text:style-name="Strong_20_Emphasis"><text:span text:style-name="T76"><draw:control text:anchor-type="as-char" draw:z-index="8" draw:name="Vorm13_ 1" draw:style-name="gr1" draw:text-style-name="P104" svg:width="0.35cm" svg:height="0.35cm" draw:control="control7"/></text:span></text:span></text:p>
          </table:table-cell>
          <table:table-cell table:style-name="Tabel2.D2" office:value-type="string">
            <text:p text:style-name="P23"><text:span text:style-name="Strong_20_Emphasis"><text:span text:style-name="T270">Volg de welkomstschermen.</text:span></text:span><text:span text:style-name="T262"/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8"><text:span text:style-name="Strong_20_Emphasis"><text:span text:style-name="T77"><draw:control text:anchor-type="as-char" draw:z-index="19" draw:name="Vorm 8" draw:style-name="gr1" draw:text-style-name="P104" svg:width="0.35cm" svg:height="0.35cm" draw:control="control18"/></text:span></text:span></text:p>
          </table:table-cell>
          <table:table-cell table:style-name="Tabel2.A1" office:value-type="string">
            <text:p text:style-name="P68"><text:span text:style-name="Strong_20_Emphasis"><text:span text:style-name="T77"><draw:control text:anchor-type="as-char" draw:z-index="20" draw:name="Vorm 9" draw:style-name="gr1" draw:text-style-name="P104" svg:width="0.35cm" svg:height="0.35cm" draw:control="control19"/></text:span></text:span></text:p>
          </table:table-cell>
          <table:table-cell table:style-name="Tabel2.D5" office:value-type="string">
            <text:p text:style-name="P20"><text:span text:style-name="Strong_20_Emphasis"><text:span text:style-name="T69">D</text:span></text:span><text:span text:style-name="Strong_20_Emphasis"><text:span text:style-name="T63">ruk</text:span></text:span><text:span text:style-name="Strong_20_Emphasis"><text:span text:style-name="T62"> op</text:span></text:span><text:span text:style-name="Strong_20_Emphasis"><text:span text:style-name="T61"> de </text:span></text:span><text:span text:style-name="Toets"><text:span text:style-name="T33">Super</text:span></text:span><text:span text:style-name="Strong_20_Emphasis"><text:span text:style-name="T61">-toets</text:span></text:span><text:span text:style-name="Strong_20_Emphasis"><text:span text:style-name="T34"><text:note text:id="ftn9" text:note-class="footnote"><text:note-citation>2</text:note-citation><text:note-body><text:p text:style-name="P44"><text:span text:style-name="T163">De </text:span><text:span text:style-name="Toets-voetnoot"><text:span text:style-name="T165">Super</text:span></text:span><text:span text:style-name="T163">-toets is de </text:span><text:span text:style-name="Toets-voetnoot"><text:span text:style-name="T163">Windows</text:span></text:span><text:span text:style-name="T163">-toets, </text:span><text:span text:style-name="Toets-voetnoot"><text:span text:style-name="T163">Command</text:span></text:span><text:span text:style-name="T163">-toets </text:span><text:span text:style-name="T164">(Apple)</text:span><text:span text:style-name="T163">, of </text:span><text:span text:style-name="Toets-voetnoot"><text:span text:style-name="T163">Vergrootglas</text:span></text:span><text:span text:style-name="T163">-toets </text:span><text:span text:style-name="T164">(Chromebook)</text:span><text:span text:style-name="T163">.</text:span></text:p></text:note-body></text:note></text:span></text:span><text:span text:style-name="Strong_20_Emphasis"><text:span text:style-name="T48">, </text:span></text:span><text:span text:style-name="Strong_20_Emphasis"><text:span text:style-name="T58">t</text:span></text:span><text:span text:style-name="Strong_20_Emphasis"><text:span text:style-name="T52">yp </text:span></text:span><text:span text:style-name="User_20_Entry"><text:span text:style-name="T23">m</text:span></text:span><text:span text:style-name="User_20_Entry"><text:span text:style-name="T26">enu</text:span></text:span><text:span text:style-name="Strong_20_Emphasis"><text:span text:style-name="T53"> </text:span></text:span><text:span text:style-name="Strong_20_Emphasis"><text:span text:style-name="T59">e</text:span></text:span><text:span text:style-name="Strong_20_Emphasis"><text:span text:style-name="T43">n </text:span></text:span><text:span text:style-name="Strong_20_Emphasis"><text:span text:style-name="T55">k</text:span></text:span><text:span text:style-name="Strong_20_Emphasis"><text:span text:style-name="T43">lik op het pictogram van </text:span></text:span><text:span text:style-name="Strong_20_Emphasis"><text:span text:style-name="T100">Installatiem</text:span></text:span><text:span text:style-name="Strong_20_Emphasis"><text:span text:style-name="T101">enu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19"><text:span text:style-name="Strong_20_Emphasis"><text:span text:style-name="T70">Selecteer</text:span></text:span><text:span text:style-name="Strong_20_Emphasis"><text:span text:style-name="T56"> </text:span></text:span><text:span text:style-name="Strong_20_Emphasis"><text:span text:style-name="T103">4</text:span></text:span><text:span text:style-name="Strong_20_Emphasis"><text:span text:style-name="T90"> </text:span></text:span><text:span text:style-name="Strong_20_Emphasis"><text:span text:style-name="T71">Gebruiker inrichten</text:span></text:span><text:span text:style-name="Strong_20_Emphasis"><text:span text:style-name="T6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7" office:value-type="string">
            <text:p text:style-name="P53"><text:span text:style-name="T2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16"><text:span text:style-name="Strong_20_Emphasis"><text:span text:style-name="T65"/></text:span></text:p>
      <text:p text:style-name="P38"/>
      <text:p text:style-name="P39"><text:span text:style-name="T157">E</text:span><text:span text:style-name="T158">inde c</text:span><text:span text:style-name="T159">hecklist, </text:span><text:span text:style-name="T160">d</text:span><text:span text:style-name="T159">e installatie van </text:span><text:span text:style-name="Strong_20_Emphasis"><text:span text:style-name="T178"><text:user-field-get text:name="Distro">Rocky Linux</text:user-field-get></text:span></text:span><text:span text:style-name="T161"><text:s/></text:span><text:span text:style-name="T162"><text:user-field-get text:name="Version">9.x</text:user-field-get></text:span><text:span text:style-name="T162"><text:s/></text:span><text:span text:style-name="Strong_20_Emphasis"><text:span text:style-name="T179">Desktop/</text:span></text:span><text:span text:style-name="Strong_20_Emphasis"><text:span text:style-name="T180">Workstation</text:span></text:span><text:span text:style-name="Strong_20_Emphasis"><text:span text:style-name="T104"> </text:span></text:span><text:span text:style-name="T159">is voltooid.</text:span></text:p>
      <text:p text:style-name="P8"/>
      <text:list text:style-name="L2">
        <text:list-header>
          <text:p text:style-name="P102"><text:span text:style-name="Emphasis"><text:span text:style-name="T26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5">Karel Zimmer</text:span></text:span></text:a><text:span text:style-name="Emphasis"><text:span text:style-name="T266">.</text:span></text:span></text:p>
          <text:p text:style-name="P103"><text:span text:style-name="Emphasis"><text:span text:style-name="T268">Licentie </text:span></text:span><text:span text:style-name="Emphasis"><text:span text:style-name="T266">C</text:span></text:span><text:span text:style-name="Emphasis"><text:span text:style-name="T267">C0</text:span></text:span><text:span text:style-name="Emphasis"><text:span text:style-name="T266"> 1.0 </text:span></text:span><text:span text:style-name="Emphasis"><text:span text:style-name="T26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3"><text:s/></text:span></text:span><text:span text:style-name="Emphasis"><text:span text:style-name="T26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3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oets" style:family="text" style:parent-style-name="Strong_20_Emphasis">
      <style:text-properties style:font-name="Liberation Mono3" fo:font-family="'Liberation Mono'" style:font-style-name="Vet" style:font-family-generic="modern" style:font-pitch="fixed" fo:font-size="11pt" fo:font-weight="normal" loext:padding="0.049cm" loext:border="0.06pt solid #000000"/>
    </style:style>
    <style:style style:name="Toets-voetnoot" style:family="text" style:parent-style-name="Toets">
      <style:text-properties fo:font-size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01-03T08:46:32.865086928">03-01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3T08:46:32.608603342</dc:date>
    <meta:keyword>Installatie</meta:keyword>
    <meta:keyword>Checklist</meta:keyword>
    <meta:keyword>Linux</meta:keyword>
    <meta:editing-cycles>6987</meta:editing-cycles>
    <meta:editing-duration>P12DT14H55M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6" meta:word-count="526" meta:character-count="3681" meta:non-whitespace-character-count="3212"/>
    <meta:user-defined meta:name="Info 1"/>
    <meta:user-defined meta:name="Info 2"/>
    <meta:user-defined meta:name="Info 3"/>
    <meta:user-defined meta:name="Info 4"/>
  </office:meta>
</office:document-meta>
</file>